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500000213CF8355B1A7AEB2D0.png" manifest:media-type="image/png"/>
  <manifest:file-entry manifest:full-path="Pictures/10000000000005450000036491D9BB2882A08BAE.png" manifest:media-type="image/png"/>
  <manifest:file-entry manifest:full-path="Pictures/100000000000043500000213A3A81FD1CFCD59AA.png" manifest:media-type="image/png"/>
  <manifest:file-entry manifest:full-path="Pictures/1000000000000494000001F0B1FA0582BF9086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0869" officeooo:paragraph-rsid="000b08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7.193cm" draw:z-index="0"><draw:image xlink:href="Pictures/1000000000000494000001F0B1FA0582BF90863C.png" xlink:type="simple" xlink:show="embed" xlink:actuate="onLoad"/></draw:frame><draw:frame draw:style-name="fr1" draw:name="Image2" text:anchor-type="paragraph" svg:width="17cm" svg:height="8.38cm" draw:z-index="1"><draw:image xlink:href="Pictures/100000000000043500000213A3A81FD1CFCD59AA.png" xlink:type="simple" xlink:show="embed" xlink:actuate="onLoad"/></draw:frame><draw:frame draw:style-name="fr1" draw:name="Image3" text:anchor-type="paragraph" svg:width="17cm" svg:height="10.938cm" draw:z-index="2"><draw:image xlink:href="Pictures/10000000000005450000036491D9BB2882A08BAE.png" xlink:type="simple" xlink:show="embed" xlink:actuate="onLoad"/></draw:frame></text:p>
      <text:p text:style-name="Standard"/>
      <text:p text:style-name="Standard"/>
      <text:p text:style-name="P1">Network command line <text:s text:c="3"/>- Netstat</text:p>
      <text:p text:style-name="P1"><text:s text:c="42"/>-Netstat -a</text:p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width="17cm" svg:height="8.38cm" draw:z-index="3"><draw:image xlink:href="Pictures/100000000000043500000213CF8355B1A7AEB2D0.png" xlink:type="simple" xlink:show="embed" xlink:actuate="onLoad"/></draw:frame></text:p>
      <text:p text:style-name="P1">Network command <text:s text:c="2"/>-ifconfig</text:p>
      <text:p text:style-name="P1"/>
      <text:p text:style-name="Standard"/>
      <text:p text:style-name="Standard"><text:soft-page-break/></text:p>
      <text:p text:style-name="Standard"><draw:frame draw:style-name="fr2" draw:name="Image5" text:anchor-type="paragraph" svg:width="17cm" svg:height="7.193cm" draw:z-index="4"><draw:image xlink:href="Pictures/1000000000000494000001F0B1FA0582BF90863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5T22:10:47.387293284</meta:creation-date>
    <dc:date>2022-06-15T22:13:32.595452777</dc:date>
    <meta:editing-duration>PT2M47S</meta:editing-duration>
    <meta:editing-cycles>1</meta:editing-cycles>
    <meta:document-statistic meta:table-count="0" meta:image-count="5" meta:object-count="0" meta:page-count="2" meta:paragraph-count="3" meta:word-count="10" meta:character-count="113" meta:non-whitespace-character-count="59"/>
    <meta:generator>LibreOffice/5.1.6.2$Linux_X86_64 LibreOffice_project/10m0$Build-2</meta:generator>
  </office:meta>
</office:document-meta>
</file>